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40e9" officeooo:paragraph-rsid="000940e9"/>
    </style:style>
    <style:style style:name="P2" style:family="paragraph" style:parent-style-name="Standard">
      <style:text-properties officeooo:rsid="000b7695" officeooo:paragraph-rsid="000b7695"/>
    </style:style>
    <style:style style:name="P3" style:family="paragraph" style:parent-style-name="Standard">
      <style:paragraph-properties fo:margin-left="1.9693in" fo:margin-right="0in" fo:text-indent="0in" style:auto-text-indent="false"/>
      <style:text-properties officeooo:rsid="000940e9" officeooo:paragraph-rsid="000940e9"/>
    </style:style>
    <style:style style:name="P4" style:family="paragraph" style:parent-style-name="Standard">
      <style:paragraph-properties fo:margin-left="1.9693in" fo:margin-right="0in" fo:text-indent="0in" style:auto-text-indent="false"/>
      <style:text-properties officeooo:rsid="000b0254" officeooo:paragraph-rsid="000b0254"/>
    </style:style>
    <style:style style:name="P5" style:family="paragraph" style:parent-style-name="Standard">
      <style:paragraph-properties fo:margin-left="1.9693in" fo:margin-right="0in" fo:text-indent="0in" style:auto-text-indent="false"/>
      <style:text-properties officeooo:rsid="000b7695" officeooo:paragraph-rsid="000b7695"/>
    </style:style>
    <style:style style:name="P6" style:family="paragraph" style:parent-style-name="Standard">
      <style:paragraph-properties fo:margin-left="1.9693in" fo:margin-right="0in" fo:text-indent="0in" style:auto-text-indent="false"/>
      <style:text-properties officeooo:paragraph-rsid="000b7695"/>
    </style:style>
    <style:style style:name="P7" style:family="paragraph" style:parent-style-name="Standard">
      <style:paragraph-properties fo:margin-left="0in" fo:margin-right="0in" fo:text-indent="0in" style:auto-text-indent="false"/>
      <style:text-properties officeooo:rsid="000940e9" officeooo:paragraph-rsid="000940e9"/>
    </style:style>
    <style:style style:name="T1" style:family="text">
      <style:text-properties officeooo:rsid="000b7695"/>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QA</text:span> Plan <text:span text:style-name="T1">for SAMS Project</text:span></text:p>
      <text:p text:style-name="P2">Thomas Travers</text:p>
      <text:p text:style-name="P2">Grantham University CS406</text:p>
      <text:p text:style-name="P1"/>
      <text:p text:style-name="P7"/>
      <text:p text:style-name="P7"><text:s text:c="42"/>i. <text:s text:c="3"/><text:span text:style-name="T2">Purpose</text:span></text:p>
      <text:p text:style-name="P3">The purpose of the SAMS project is to connect students with data about study abroad programs available and allow the students to interact with staff, apply for postings, check application status, and request letters of recommendations. <text:s/>It also allows the staff to manage the students and receive requests, post postings and letters of recommendations and so on. <text:s/></text:p>
      <text:p text:style-name="P7"><text:tab/></text:p>
      <text:p text:style-name="P7"><text:s text:c="41"/>ii. <text:s text:c="3"/><text:span text:style-name="T2">Management</text:span></text:p>
      <text:p text:style-name="P4">We will be using an Agile development methodology to implement the project. <text:s/>Each role will be assigned to appropriate staff, and the project will be planned out before development begins starting with a draft of the business requirements and UML class models along with the other design documents discussed in the course and the previous course (such as GANTT and PERT charts). <text:s/>The UML class models along with other design documentation give an expectation of every aspect of the program so that work can be divided among the developers and each one knows what to expect from the others when coding the program. <text:s/>It also gives us a skeleton to work with to design unit testing.</text:p>
      <text:p text:style-name="P4"/>
      <text:p text:style-name="P7"><text:s text:c="40"/>iii. <text:s text:c="3"/><text:span text:style-name="T2">Standards and Conventions</text:span></text:p>
      <text:p text:style-name="P4">There will be templates describing what information is required in the header of all source files, header files, and any other code documents. <text:s/>There will be documentation specifying what information is to be put in code comments, and what is to be left out. <text:s/>There will also be standards on coding styles such as bracket placement. <text:s/>I am a huge fan of Linux software development and would one day like to contribute to mainline kernel, so I try to use the Linux Kernel variant of K&amp;R style on my work these days to build the habit. <text:s/>If running a project, I would lay this style down as the foundation and expect everyone to use the same style as to keep code consistency and neatness. <text:s/></text:p>
      <text:p text:style-name="P4"/>
      <text:p text:style-name="P7"><text:s text:c="39"/>iv. <text:s text:c="3"/><text:span text:style-name="T2">Reviews and Audits</text:span></text:p>
      <text:p text:style-name="P4">Reviews and audits will be mandatory as well as unit testing. <text:s/>This will ensure that our code is functional and does not have any bugs or errors. <text:s/>Reviews and audits also help expose security vulnerabilities as well. <text:s/>If problems are found, then the code is obviously not going to meet business requirements and must be corrected immediately. <text:s/></text:p>
      <text:p text:style-name="P4"/>
      <text:p text:style-name="P7"><text:s text:c="41"/>v. <text:s text:c="3"/><text:span text:style-name="T2">Configuration management</text:span></text:p>
      <text:p text:style-name="P5">An SCM will define every process and product used during development life cycle to ensure that the end product meets the business software requirements.</text:p>
      <text:p text:style-name="P5"/>
      <text:p text:style-name="P7"><text:s text:c="39"/>vi. <text:s text:c="3"/><text:span text:style-name="T2">Processes, Methodologies, Tools and Techniques</text:span></text:p>
      <text:p text:style-name="P6"><text:soft-page-break/><text:span text:style-name="T1">We will use Agile Methodology for project planning and implementation. <text:s/>We will use the Linux Kernel variant of K&amp;R for coding style guidelines. <text:s/>We will have templates for information required in the header of source and header files. <text:s/>Developers should use a private GitLab server with CI/CD pipelines configured and enabled. <text:s/>They should be familiar with the use of CI/CD techniques. Since this is a web technologies project, I would expect that the project be developed with the intentions of running on a LAMP server (one of the more popular industry standards). <text:s/>Since the code will be running in LAMP servers, the CI/CD should all be using a docker image of the same LAMP server OS in order to maintain compatibility. <text:s/>Developers should also be using gcc as the compiler for their code. <text:s/>Testing should be done on a distributed VM image of the same OS used for the server to ensure compatibility. <text:s/>A preconfigured VM image can be distributed to ensure that everyone has the same environment.</text:span></text:p>
      <text:p text:style-name="P6"/>
      <text:p text:style-name="P7"><text:s text:c="38"/>vii. <text:s text:c="3"/><text:span text:style-name="T2">Metrics and Indicators</text:span></text:p>
      <text:p text:style-name="P5">We will use the CMMI development model to determine base measurement requirements for our SQA plan. <text:s/></text:p>
      <text:p text:style-name="P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5T21:47:43.571110417</meta:creation-date>
    <dc:date>2020-07-05T22:20:55.165610558</dc:date>
    <meta:editing-duration>PT21S</meta:editing-duration>
    <meta:editing-cycles>1</meta:editing-cycles>
    <meta:document-statistic meta:table-count="0" meta:image-count="0" meta:object-count="0" meta:page-count="2" meta:paragraph-count="18" meta:word-count="597" meta:character-count="3871" meta:non-whitespace-character-count="2962"/>
    <meta:generator>LibreOffice/6.4.4.2$Linux_X86_64 LibreOffice_project/40$Build-2</meta:generator>
  </office:meta>
</office:document-meta>
</file>